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2" style:family="paragraph" style:parent-style-name="Standard"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>
      <loext:graphic-properties draw:fill-color="#808080"/>
      <style:paragraph-properties fo:text-align="center"/>
    </style:style>
    <style:style style:name="P5" style:family="paragraph" style:parent-style-name="Standard">
      <style:text-properties fo:font-size="44pt" style:text-underline-style="solid" style:text-underline-width="auto" style:text-underline-color="font-color" officeooo:rsid="001bd329" officeooo:paragraph-rsid="001bd329" style:font-size-asian="44pt" style:font-size-complex="44pt"/>
    </style:style>
    <style:style style:name="P6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7" style:family="paragraph" style:parent-style-name="Standard">
      <style:paragraph-properties fo:break-before="page"/>
      <style:text-properties officeooo:rsid="001bd329" officeooo:paragraph-rsid="001bd329"/>
    </style:style>
    <style:style style:name="P8" style:family="paragraph" style:parent-style-name="Contents_20_1">
      <style:paragraph-properties>
        <style:tab-stops>
          <style:tab-stop style:position="16.794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3d2d54"/>
    </style:style>
    <style:style style:name="P10" style:family="paragraph" style:parent-style-name="Standard">
      <style:paragraph-properties fo:break-before="page"/>
      <style:text-properties officeooo:paragraph-rsid="003d2d54"/>
    </style:style>
    <style:style style:name="P11" style:family="paragraph" style:parent-style-name="Heading_20_1">
      <style:text-properties style:text-underline-style="none"/>
    </style:style>
    <style:style style:name="P12" style:family="paragraph" style:parent-style-name="Text_20_body">
      <style:paragraph-properties fo:text-align="justify" style:justify-single-word="false"/>
      <style:text-properties fo:font-size="15pt" officeooo:rsid="003eddc9" officeooo:paragraph-rsid="003eddc9" style:font-size-asian="15pt" style:font-size-complex="15pt"/>
    </style:style>
    <style:style style:name="P13" style:family="paragraph" style:parent-style-name="Text_20_body">
      <style:paragraph-properties fo:text-align="justify" style:justify-single-word="false"/>
      <style:text-properties officeooo:paragraph-rsid="003eddc9"/>
    </style:style>
    <style:style style:name="P14" style:family="paragraph" style:parent-style-name="Heading_20_1">
      <style:text-properties fo:font-size="18pt" style:font-size-asian="18pt" style:font-size-complex="18pt"/>
    </style:style>
    <style:style style:name="P15" style:family="paragraph" style:parent-style-name="Text_20_body">
      <style:text-properties officeooo:rsid="003eddc9" officeooo:paragraph-rsid="003eddc9"/>
    </style:style>
    <style:style style:name="P16" style:family="paragraph" style:parent-style-name="Text_20_body">
      <style:text-properties style:text-underline-style="solid" style:text-underline-width="auto" style:text-underline-color="font-color" officeooo:rsid="003eddc9" officeooo:paragraph-rsid="003eddc9"/>
    </style:style>
    <style:style style:name="P17" style:family="paragraph" style:parent-style-name="Text_20_body">
      <style:text-properties officeooo:paragraph-rsid="0040fe2c"/>
    </style:style>
    <style:style style:name="P18" style:family="paragraph" style:parent-style-name="Text_20_body">
      <style:text-properties officeooo:paragraph-rsid="0040d69c"/>
    </style:style>
    <style:style style:name="P19" style:family="paragraph" style:parent-style-name="Text_20_body">
      <style:text-properties style:text-underline-style="solid" style:text-underline-width="auto" style:text-underline-color="font-color" officeooo:rsid="0040d69c" officeooo:paragraph-rsid="0040d69c"/>
    </style:style>
    <style:style style:name="P20" style:family="paragraph" style:parent-style-name="Text_20_body">
      <style:text-properties officeooo:rsid="0040d69c" officeooo:paragraph-rsid="0040d69c"/>
    </style:style>
    <style:style style:name="P21" style:family="paragraph" style:parent-style-name="Text_20_body">
      <style:text-properties style:text-line-through-style="none" style:text-line-through-type="none" style:text-underline-style="solid" style:text-underline-width="auto" style:text-underline-color="font-color" officeooo:rsid="0040d69c" officeooo:paragraph-rsid="0040d69c"/>
    </style:style>
    <style:style style:name="P22" style:family="paragraph" style:parent-style-name="Heading_20_1">
      <style:text-properties officeooo:paragraph-rsid="0042eb0d"/>
    </style:style>
    <style:style style:name="P23" style:family="paragraph" style:parent-style-name="Text_20_body">
      <style:text-properties officeooo:rsid="0042eb0d" officeooo:paragraph-rsid="0042eb0d"/>
    </style:style>
    <style:style style:name="P24" style:family="paragraph" style:parent-style-name="Text_20_body">
      <style:paragraph-properties fo:margin-top="0cm" fo:margin-bottom="0.046cm" style:contextual-spacing="false"/>
      <style:text-properties officeooo:rsid="0042eb0d" officeooo:paragraph-rsid="0042eb0d"/>
    </style:style>
    <style:style style:name="P25" style:family="paragraph">
      <style:text-properties style:font-name="Liberation Sans" fo:font-size="1pt" style:font-name-asian="Liberation Sans2" style:font-name-complex="Liberation Sans2"/>
    </style:style>
    <style:style style:name="P26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T1" style:family="text">
      <style:text-properties fo:font-size="15pt" officeooo:rsid="003eddc9" style:font-size-asian="15pt" style:font-size-complex="15pt"/>
    </style:style>
    <style:style style:name="T2" style:family="text">
      <style:text-properties officeooo:rsid="003eddc9"/>
    </style:style>
    <style:style style:name="T3" style:family="text">
      <style:text-properties style:text-underline-style="solid" style:text-underline-width="auto" style:text-underline-color="font-color" officeooo:rsid="0040d69c"/>
    </style:style>
    <style:style style:name="T4" style:family="text">
      <style:text-properties officeooo:rsid="0040d69c"/>
    </style:style>
    <style:style style:name="T5" style:family="text">
      <style:text-properties officeooo:rsid="0040fe2c"/>
    </style:style>
    <style:style style:name="T6" style:family="text">
      <style:text-properties officeooo:rsid="0042eb0d"/>
    </style:style>
    <style:style style:name="T7" style:family="text">
      <style:text-properties style:font-name="Liberation Sans" fo:font-size="1pt" style:font-name-asian="Liberation Sans2" style:font-name-complex="Liberation Sans2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808080" draw:fill-color="#80808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8.961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9.488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6.008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10.015cm" fo:min-width="19.001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3"/>
      <text:p text:style-name="P3"><draw:line text:anchor-type="paragraph" draw:z-index="14" draw:name="Línea horizontal 1" draw:style-name="gr1" draw:text-style-name="P4" svg:x1="-0.032cm" svg:y1="0.242cm" svg:x2="18.73cm" svg:y2="0.242cm"><text:p/></draw:line></text:p>
      <text:p text:style-name="P3"/>
      <text:p text:style-name="P5"><text:file-name text:display="name">Actividad_1.1_ARTÍCULO_COMPARATIVO_ERPs</text:file-name></text:p>
      <text:p text:style-name="P6">Marcos Miquel Lisarde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8"><text:a xlink:type="simple" xlink:href="#__RefHeading___Toc201_2194203088" text:style-name="Index_20_Link" text:visited-style-name="Index_20_Link">1. En tus propias palabras, ¿cuáles son los objetivos que se consiguen al implantar un ERP en una empresa<text:tab/>3</text:a></text:p>
          <text:p text:style-name="P8"><text:a xlink:type="simple" xlink:href="#__RefHeading___Toc203_2194203088" text:style-name="Index_20_Link" text:visited-style-name="Index_20_Link">2. En tus propias palabras, ¿cuáles son los problemas que enfrenta una pyme en caso de no utilizar un ERP?<text:tab/>3</text:a></text:p>
          <text:p text:style-name="P8"><text:a xlink:type="simple" xlink:href="#__RefHeading___Toc285_2513257888" text:style-name="Index_20_Link" text:visited-style-name="Index_20_Link">3. ¿cuáles son los principales grupos de parámetros a la hora de evaluar un ERP?<text:tab/>3</text:a></text:p>
          <text:p text:style-name="P8"><text:a xlink:type="simple" xlink:href="#__RefHeading___Toc287_2513257888" text:style-name="Index_20_Link" text:visited-style-name="Index_20_Link">4. ¿Qué 3 ERPs libres se han escogido para analizar y comparar?<text:tab/>4</text:a></text:p>
          <text:p text:style-name="P8"><text:a xlink:type="simple" xlink:href="#__RefHeading___Toc1074_2513257888" text:style-name="Index_20_Link" text:visited-style-name="Index_20_Link">5. ¿Qué beneficios se destacan al utilizar ERP's con licencia libre en comparación con otros tipos de ERP's?<text:tab/>5</text:a></text:p>
          <text:p text:style-name="P8"><text:a xlink:type="simple" xlink:href="#__RefHeading___Toc1076_2513257888" text:style-name="Index_20_Link" text:visited-style-name="Index_20_Link">6. ¿Cuál es el ganador según la comparativa?<text:tab/>5</text:a></text:p>
          <text:p text:style-name="P8"><text:a xlink:type="simple" xlink:href="#__RefHeading___Toc1078_2513257888" text:style-name="Index_20_Link" text:visited-style-name="Index_20_Link">7. ¿En qué aspectos sobresale el ganador frente a los demás?<text:tab/>5</text:a></text:p>
          <text:p text:style-name="P8"><text:a xlink:type="simple" xlink:href="#__RefHeading___Toc1080_2513257888" text:style-name="Index_20_Link" text:visited-style-name="Index_20_Link">8. ¿Qué son los requisitos funcionales y no funcionales de un aplicativo software?<text:tab/>6</text:a></text:p>
          <text:p text:style-name="P8"><text:a xlink:type="simple" xlink:href="#__RefHeading___Toc1082_2513257888" text:style-name="Index_20_Link" text:visited-style-name="Index_20_Link">9. ¿Cómo se implementó el modelo de evaluación en el caso de estudio de la empresa Griand Cia Ltda?<text:tab/>6</text:a></text:p>
        </text:index-body>
      </text:table-of-content>
      <text:p text:style-name="P9"/>
      <text:p text:style-name="P9"/>
      <text:p text:style-name="P10"/>
      <text:h text:style-name="P11" text:outline-level="1"><text:bookmark-start text:name="__RefHeading___Toc201_2194203088"/>1. En tus propias palabras, ¿cuáles son los objetivos que se consiguen al implantar un ERP en una empresa<text:bookmark-end text:name="__RefHeading___Toc201_2194203088"/></text:h>
      <text:p text:style-name="P9"><text:bookmark text:name="__RefHeading___Toc582_3235223231"/></text:p>
      <text:p text:style-name="P12">Hay varios objetivos a conseguir cuando implantamos un ERP. Por ejemplo, aumentar la eficiencia general del trabajo en la empresa haciéndolo más rápido, sencillo e incluso barato, permitir el acceso eficaz y seguro a la información y la capacidad de compartir esta dentro de la empresa de forma sencilla o el desecho de toda información o proceso que ya no sea necesario.</text:p>
      <text:p text:style-name="P13"><text:span text:style-name="T1"/></text:p>
      <text:h text:style-name="P14" text:outline-level="1"><text:bookmark-start text:name="__RefHeading___Toc203_2194203088"/><text:span text:style-name="T2">2. </text:span>En tus propias palabras, ¿cuáles son los problemas que enfrenta una pyme en caso de no utilizar un ERP?<text:bookmark-end text:name="__RefHeading___Toc203_2194203088"/></text:h>
      <text:p text:style-name="P15">La mayor amenaza para las pymes es quedarse atrás y perder visibilidad frente a otras empresas que sí las usen. </text:p>
      <text:p text:style-name="P15">Los ERP son necesarias para competir en el mercado, ya que sirven a una empresas a mejor su rendimiento y destacar, además de permitir el escalado cuando la empresa crezca.</text:p>
      <text:p text:style-name="P15"/>
      <text:h text:style-name="Heading_20_1" text:outline-level="1"><text:bookmark-start text:name="__RefHeading___Toc285_2513257888"/>3. ¿cuáles son los principales grupos de parámetros a la hora de evaluar un ERP?<text:bookmark-end text:name="__RefHeading___Toc285_2513257888"/></text:h>
      <text:p text:style-name="P16">Hay 6 grupos principales de parámetros:</text:p>
      <text:p text:style-name="P15">- <text:span text:style-name="T3">Parámetros funcionales:</text:span><text:span text:style-name="T4"> adaptabilidad, configuración y soporte de <text:tab/><text:tab/><text:tab/>funcionalidades actuales y futuras.</text:span></text:p>
      <text:p text:style-name="P17">- <text:span text:style-name="T3">Parámetro técnicos:</text:span><text:span text:style-name="T4"> i</text:span>nfraestructura, conectividad y seguridad.</text:p>
      <text:p text:style-name="P17"><text:span text:style-name="T3">- Parámetros propios del proveedor:</text:span><text:span text:style-name="T4"> e</text:span>volución, facturación anual, ubicación, clientes, experiencia y solidez.</text:p>
      <text:p text:style-name="Text_20_body"><text:soft-page-break/>- <text:span text:style-name="T3">Parámetros de servicio:</text:span><text:span text:style-name="T4"> c</text:span>alidad de la implementación y soporte.</text:p>
      <text:p text:style-name="Text_20_body">- <text:span text:style-name="T3">Parámetros económicos:</text:span><text:span text:style-name="T4"> c</text:span>ostes de implantación y mantenimiento.</text:p>
      <text:p text:style-name="P18">- <text:span text:style-name="T3">Parámetros estratégicos de la empresa:</text:span><text:span text:style-name="T4"> c</text:span>oherencia con los planes de <text:tab/><text:tab/>negocio y el plan estratégico de la compañía.</text:p>
      <text:h text:style-name="Heading_20_1" text:outline-level="1"><text:bookmark-start text:name="__RefHeading___Toc287_2513257888"/><text:span text:style-name="T4">4. ¿</text:span>Qué 3 ERPs libres se han escogido para analizar y comparar?<text:bookmark-end text:name="__RefHeading___Toc287_2513257888"/></text:h>
      <text:p text:style-name="P19">La primera ERP que he analizado es Dolibarr. Sus ventajas son:</text:p>
      <text:p text:style-name="P18"><text:span text:style-name="T4">- </text:span>Fácil de instalar y usar, modular, ideal para pymes pequeñas. <text:span text:style-name="T4">Tiene <text:tab/><text:tab/><text:tab/>un b</text:span>ajo coste de implementación.</text:p>
      <text:p text:style-name="P20">Desventajas:</text:p>
      <text:p text:style-name="P18"><text:span text:style-name="T4">- </text:span>Funcionalidades más básicas, se queda corto en procesos <text:tab/><text:tab/><text:tab/><text:tab/>complejos. </text:p>
      <text:p text:style-name="P20"/>
      <text:p text:style-name="P21">La segunda es ERPNext. Sus ventajas son:</text:p>
      <text:p text:style-name="P18"><text:span text:style-name="T4">- </text:span>Muy completo (incluye contabilidad, proyectos, inventario <text:tab/><text:tab/><text:tab/><text:tab/>avanzado, fabricación, RRHH). Escalable y moderno.</text:p>
      <text:p text:style-name="P20">Desventajas:</text:p>
      <text:p text:style-name="P18"><text:span text:style-name="T4">- </text:span>Requiere más conocimientos técnicos y más tiempo de <text:tab/><text:tab/><text:tab/><text:tab/><text:tab/>implantación.</text:p>
      <text:p text:style-name="P20"/>
      <text:p text:style-name="P19">La tercera es ADempire. Sus ventajas son:</text:p>
      <text:p text:style-name="P18"><text:span text:style-name="T4">- </text:span>Robusto, flexible y orientado a empresas con procesos complejos <text:tab/><text:tab/><text:tab/>(multiempresa, multinacional).</text:p>
      <text:p text:style-name="P20">Desventajas: </text:p>
      <text:p text:style-name="P18"><text:span text:style-name="T4">-</text:span>Instalación y gestión más difíciles, curva de aprendizaje alta, más <text:tab/><text:tab/><text:tab/>coste en soporte técnico. </text:p>
      <text:h text:style-name="P22" text:outline-level="1"><text:soft-page-break/></text:h>
      <text:h text:style-name="P22" text:outline-level="1"><text:bookmark-start text:name="__RefHeading___Toc1074_2513257888"/><text:span text:style-name="T5">5. ¿</text:span>Qué beneficios se destacan al utilizar ERP's con licencia libre en comparación con otros tipos de ERP's?<text:bookmark-end text:name="__RefHeading___Toc1074_2513257888"/></text:h>
      <text:p text:style-name="P18">Los ERP de licencia libre ofrecen una serie de beneficios en comparación con los ERP propietarios o de pago. El primero y más importante es el coste, ya que no hay que pagar licencias elevadas y la empresa solo asume gastos de implantación, personalización o mantenimiento. Otro punto fuerte es la flexibilidad, porque al tener acceso al código fuente se pueden adaptar mucho mejor a las necesidades de cada negocio sin depender de un único proveedor. </text:p>
      <text:p text:style-name="P18"/>
      <text:h text:style-name="Heading_20_1" text:outline-level="1"><text:bookmark-start text:name="__RefHeading___Toc1076_2513257888"/><text:span text:style-name="T5">6. ¿</text:span>Cuál es el ganador según la comparativa?<text:bookmark-end text:name="__RefHeading___Toc1076_2513257888"/></text:h>
      <text:p text:style-name="P18">En términos generales para la mayoría de las pymes, si buscamos un equilibrio entre facilidad de uso, funcionalidad y escalabilidad, ERPNext <text:span text:style-name="T6">puede</text:span> considerarse el más equilibrado, porque combina funcionalidad completa con facilidad de uso relativa. Permite gestionar ventas, compras, inventario, contabilidad y más, todo en un mismo sistema, y además es escalable.</text:p>
      <text:p text:style-name="P18"/>
      <text:h text:style-name="Heading_20_1" text:outline-level="1"><text:bookmark-start text:name="__RefHeading___Toc1078_2513257888"/><text:span text:style-name="T6">7. ¿</text:span>En qué aspectos sobresale el ganador frente a los demás?<text:bookmark-end text:name="__RefHeading___Toc1078_2513257888"/></text:h>
      <text:p text:style-name="P18">ERPNext sobresale frente a Dolibarr y ADempiere porque ofrece una mayor funcionalidad integrada, incluyendo módulos de ventas, compras, inventario, contabilidad, proyectos y fabricación, todo accesible de forma relativamente intuitiva. </text:p>
      <text:p text:style-name="P18"/>
      <text:p text:style-name="P18"/>
      <text:p text:style-name="P18"><text:soft-page-break/></text:p>
      <text:h text:style-name="Heading_20_1" text:outline-level="1"><text:bookmark-start text:name="__RefHeading___Toc1080_2513257888"/><text:span text:style-name="T6">8. ¿</text:span>Qué son los requisitos funcionales y no funcionales de un aplicativo software?<text:bookmark-end text:name="__RefHeading___Toc1080_2513257888"/></text:h>
      <text:p text:style-name="P23">Los requisitos funcionales y no funcionales son especificaciones que definen la funcionalidades que debe tener un software.</text:p>
      <text:p text:style-name="P23">Los requisitos funcionales son las funciones concretas que el software debe realizar, mientras que los requisitos no funcionales definen cómo debe comportarse el sistema o las características de calidad que debe cumplir, más allá de las funciones concretas</text:p>
      <text:p text:style-name="P24"/>
      <text:h text:style-name="Heading_20_1" text:outline-level="1"><text:bookmark-start text:name="__RefHeading___Toc1082_2513257888"/><text:span text:style-name="T6">9. ¿</text:span>Cómo se implementó el modelo de evaluación en el caso de estudio de la empresa Griand Cia Ltda?<text:bookmark-end text:name="__RefHeading___Toc1082_2513257888"/></text:h>
      <text:p text:style-name="P24"/>
      <text:p text:style-name="P24">En el ejemplo, se consideró que los requisitos funcionales son:</text:p>
      <text:p text:style-name="P24">- Gestión de producción </text:p>
      <text:p text:style-name="P24">- Gestión de ventas</text:p>
      <text:p text:style-name="P24">- Gestión de compras</text:p>
      <text:p text:style-name="P24">- Gestión de finanzas</text:p>
      <text:p text:style-name="P24">- Gestión de recursos humanos</text:p>
      <text:p text:style-name="P24"/>
      <text:p text:style-name="P24">Y lo no funcionales:</text:p>
      <text:p text:style-name="P24">- Amigable y de fácil uso</text:p>
      <text:p text:style-name="P24">- Fácil de configurar y actualizar</text:p>
      <text:p text:style-name="P24">- Escalable</text:p>
      <text:p text:style-name="P24">- Seguro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499cm" fo:margin-right="0.499cm" fo:margin-top="0cm" fo:margin-bottom="0.247cm" style:contextual-spacing="false" fo:line-height="115%" fo:text-align="justify" style:justify-single-word="false" fo:text-indent="1cm" style:auto-text-indent="false" style:page-number="auto"/>
      <style:text-properties fo:font-size="15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style:text-properties style:font-name="Liberation Sans" fo:font-size="1pt" style:font-name-asian="Liberation Sans2" style:font-name-complex="Liberation Sans2"/>
    </style:style>
    <style:style style:name="MP2" style:family="paragraph">
      <loext:graphic-properties draw:fill="solid" draw:fill-color="#c0c0c0" draw:opacity="5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officeooo:rsid="002021e3"/>
    </style:style>
    <style:style style:name="MT3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8.961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10.015cm" fo:min-width="19.001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6.008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9.488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Actividad_1.1_ARTÍCULO_COMPARATIVO_ERPs</text:file-name><draw:custom-shape text:anchor-type="char" draw:z-index="3" draw:name="PowerPlusWaterMarkObject 1" draw:style-name="Mgr1" draw:text-style-name="MP2" svg:width="16.999cm" svg:height="8.96cm" draw:transform="rotate (0.785398163397448) translate (-0.779638888888889cm 14.8387777777778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Actividad_1.1_ARTÍCULO_COMPARATIVO_ERPs</text:file-name><draw:custom-shape text:anchor-type="char" draw:z-index="4" draw:name="PowerPlusWaterMarkObject 2" draw:style-name="Mgr1" draw:text-style-name="MP2" svg:width="16.999cm" svg:height="8.96cm" draw:transform="rotate (0.785398163397448) translate (-0.779638888888889cm 14.8387777777778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2">Pag. </text:span><text:page-number text:select-page="current">6</text:page-number></text:p>
      </style:footer>
      <style:footer-first>
        <text:p text:style-name="Footer"><text:tab/><text:span text:style-name="MT3">Pag. </text:span><text:span text:style-name="MT3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5" draw:name="PowerPlusWaterMarkObject" draw:style-name="Mgr2" draw:text-style-name="MP2" svg:width="19cm" svg:height="10.014cm" draw:transform="rotate (0.785398163397448) translate (-0.869597222222222cm 16.6636388888889cm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6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9" draw:name="PowerPlusWaterMarkObject" draw:style-name="Mgr3" draw:text-style-name="MP2" svg:width="11.399cm" svg:height="6.007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10" draw:name="PowerPlusWaterMarkObject" draw:style-name="Mgr4" draw:text-style-name="MP2" svg:width="17.999cm" svg:height="9.487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11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12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3" draw:name="PowerPlusWaterMarkObject" draw:style-name="Mgr1" draw:text-style-name="MP2" svg:width="16.999cm" svg:height="8.96cm" draw:transform="rotate (0.785398163397448)"><text:p text:style-name="MP1"><text:span text:style-name="MT1">SGE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3:18:23.170057944</meta:creation-date>
    <dc:date>2025-09-16T20:46:27.656000000</dc:date>
    <meta:editing-duration>P1DT17H50M18S</meta:editing-duration>
    <meta:editing-cycles>26</meta:editing-cycles>
    <meta:generator>LibreOffice/24.8.7.2$Windows_X86_64 LibreOffice_project/e07d0a63a46349d29051da79b1fde8160bab2a89</meta:generator>
    <meta:document-statistic meta:table-count="0" meta:image-count="0" meta:object-count="0" meta:page-count="6" meta:paragraph-count="63" meta:word-count="844" meta:character-count="5338" meta:non-whitespace-character-count="4518"/>
  </office:meta>
</office:document-meta>
</file>